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3612" officeooo:paragraph-rsid="00053612"/>
    </style:style>
    <style:style style:name="P2" style:family="paragraph" style:parent-style-name="Text_20_body">
      <style:paragraph-properties fo:line-height="115%"/>
    </style:style>
    <style:style style:name="P3" style:family="paragraph" style:parent-style-name="Text_20_body">
      <style:text-properties officeooo:rsid="00053612" officeooo:paragraph-rsid="00053612"/>
    </style:style>
    <style:style style:name="T1" style:family="text">
      <style:text-properties style:font-name="Arial"/>
    </style:style>
    <style:style style:name="T2" style:family="text">
      <style:text-properties style:font-name="Arial" fo:font-size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s práticas em relação ao compromisso com a Declaração Universal dos Direitos Humanos </text:h>
      <text:p text:style-name="Text_20_body">A Declaração Universal dos Direitos Humanos (DUDH) foi aprovada em 1948 na Assembleia Geral da Organização das Nações Unidas (ONU). O documento é a base da luta universal contra a opressão e a discriminação, defende a igualdade e a dignidade das pessoas e reconhece que os direitos humanos e as liberdades fundamentais devem ser aplicados a cada cidadão do planeta. </text:p>
      <text:p text:style-name="Text_20_body">Os direitos humanos são os direitos essenciais a todos os seres humanos, sem que haja discriminação por raça, cor, gênero, idioma, nacionalidade ou por qualquer outro motivo (como religião e opinião política). Eles podem ser civis ou políticos, como o direito à vida, à igualdade perante a lei e à liberdade de expressão. Podem também ser econômicos, sociais e culturais, como o direito ao trabalho e à educação e coletivos, como o direito ao desenvolvimento. A garantia dos direitos humanos universais é feita por lei, na </text:p>
      <text:p text:style-name="Text_20_body">Fonte: Declaração Universal dos Direitos Humanos garante igualdade social. Governo do Brasil, 2017. Disponível em: <text:a xlink:type="simple" xlink:href="https://www.mdh.gov.br/biblioteca/declaracao-universal-dudh/cartilha-dudh-e-ods.pdf/@@download/file/Cartilha%20DUDH%20e%20ODS.pdf" office:target-frame-name="_blank" xlink:show="new" text:style-name="Internet_20_link" text:visited-style-name="Visited_20_Internet_20_Link">https://www.mdh.gov.br/biblioteca/declaracao-universal-dudh/cartilha-dudh-e-ods.pdf/@@download/file/Cartilha%20DUDH%20e%20ODS.pdf </text:a></text:p>
      <text:p text:style-name="Text_20_body">[...] Quando a Declaração Universal dos Direitos Humanos começou a ser pensada, o mundo ainda sentia os efeitos da Segunda Guerra Mundial, encerrada em 1945. </text:p>
      <text:p text:style-name="Text_20_body">Outros documentos já haviam sido redigidos em reação a tratamentos desumanos e injustiças, como a Declaração de Direitos Inglesa [...] e a Declaração dos Direitos do Homem e do Cidadão [...]. </text:p>
      <text:p text:style-name="Text_20_body">Depois da Segunda Guerra e da criação da Organização das Nações Unidas (também em 1945), líderes mundiais decidiram complementar a promessa da comunidade internacional de nunca mais permitir atrocidades como as que haviam sido vistas na guerra. Assim, elaboraram um guia para garantir os direitos de todas as pessoas e em todos os lugares do globo. </text:p>
      <text:p text:style-name="Text_20_body">Fonte: Declaração Universal dos Direitos Humanos garante igualdade social. Governo do Brasil, 2017. Disponível em: <text:a xlink:type="simple" xlink:href="https://www.mdh.gov.br/biblioteca/declaracao-universal-dudh/cartilha-dudh-e-ods.pdf/@@download/file/Cartilha%20DUDH%20e%20ODS.pdf" office:target-frame-name="_blank" xlink:show="new" text:style-name="Internet_20_link" text:visited-style-name="Visited_20_Internet_20_Link">https://www.mdh.gov.br/biblioteca/declaracao-universal-dudh/cartilha-dudh-e-ods.pdf/@@download/file/Cartilha%20DUDH%20e%20ODS.pdf </text:a></text:p>
      <text:p text:style-name="Text_20_body"><draw:frame draw:style-name="fr1" draw:name="Image1" text:anchor-type="as-char" svg:width="2cm" svg:height="1cm" draw:z-index="0"><draw:image xlink:href="https://catalogcdns3.ulife.com.br/content-cli/INS_ANTCUB_19/unidade_4/pratique_compartilhe/images/Pratique1.png" xlink:type="simple" xlink:show="embed" xlink:actuate="onLoad"/></draw:frame><text:s/></text:p>
      <text:h text:style-name="Heading_20_1" text:outline-level="1">Vamos praticar </text:h>
      <text:p text:style-name="Text_20_body">Faça uma pesquisa sobre a aplicação da Declaração de Direitos Humanos no mundo e identifique situações em que este acordo - ou outros que o complementam - foram ou estão sendo violados. </text:p>
      <text:p text:style-name="Text_20_body">Não se esqueça de compartilhar sua atividade no fórum da seção “compartilhe”. </text:p>
      <text:p text:style-name="P1">Resposta</text:p>
      <text:p text:style-name="P3"><text:span text:style-name="T1">Caro estudante,</text:span> </text:p>
      <text:p text:style-name="Text_20_body">             </text:p>
      <text:p text:style-name="Text_20_body">             </text:p>
      <text:p text:style-name="Text_20_body"><text:soft-page-break/><text:span text:style-name="T1">Alguns dos pontos onde os direitos humanos são/foram desrespeitados e que você pode ter citado são relacionados a:</text:span> </text:p>
      <text:p text:style-name="Text_20_body">  </text:p>
      <text:p text:style-name="Text_20_body"><text:span text:style-name="T1">- Situação das comunidades indígenas no Brasil, por exemplo a comunidade Guarani-Kaiowá no Mato Grosso do Sul com dificuldades de sobrevivência e falta de demarcação de terras;</text:span> </text:p>
      <text:p text:style-name="Text_20_body"><text:span text:style-name="T1">- Situação de imigrantes e refugiados nos Estados Unidos e uma agenda racista do governo;</text:span> </text:p>
      <text:p text:style-name="Text_20_body"><text:span text:style-name="T1">- Situação da Venezuela com pessoas sendo mortas pelas próprias forças de segurança;</text:span> </text:p>
      <text:p text:style-name="P2"><text:span text:style-name="T2">- Situações do dia a dia no Brasil e em diferentes países relacionadas a discriminação racial, religiosa, voltada a orientação sexual entre outras.</text:span> 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3:42:24.365240535</meta:creation-date>
    <dc:date>2022-12-11T13:47:56.208325222</dc:date>
    <meta:editing-duration>PT56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22" meta:word-count="448" meta:character-count="3111" meta:non-whitespace-character-count="2635"/>
  </office:meta>
</office:document-meta>
</file>